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Mangal" svg:font-family="Mangal" style:font-family-generic="roman" style:font-pitch="variable" svg:panose-1="0 0 4 0 0 0 0 0 0 0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Read in 6 numbers;</text:p>
      <text:p text:style-name="Standard">if not</text:p>
      <text:p text:style-name="Standard"><text:tab/>explode;</text:p>
      <text:p text:style-name="Standard"/>
      <text:p text:style-name="Standard">edi=0;</text:p>
      <text:p text:style-name="Standard">do</text:p>
      <text:p text:style-name="Standard">{</text:p>
      <text:p text:style-name="Standard"><text:tab/>eax=ebp-0x18;</text:p>
      <text:p text:style-name="Standard"><text:tab/>eax=eax+edi*4;</text:p>
      <text:p text:style-name="Standard"><text:tab/>eax--;</text:p>
      <text:p text:style-name="Standard"><text:tab/>if(eax&gt;5)</text:p>
      <text:p text:style-name="Standard"><text:tab/><text:tab/>explode;</text:p>
      <text:p text:style-name="Standard"><text:tab/>edx=edi+1;</text:p>
      <text:p text:style-name="Standard"/>
      <text:p text:style-name="Standard"><text:tab/>if(ebx&lt;=5)</text:p>
      <text:p text:style-name="Standard"><text:tab/>{</text:p>
      <text:p text:style-name="Standard"><text:tab/><text:tab/>eax=edi*4+0;</text:p>
      <text:p text:style-name="Standard"><text:tab/><text:tab/>ebp-0x38=eax;</text:p>
      <text:p text:style-name="Standard"><text:tab/><text:tab/>esi=ebp-0x18;</text:p>
      <text:p text:style-name="Standard"><text:tab/><text:tab/>do</text:p>
      <text:p text:style-name="Standard"><text:tab/><text:tab/>{<text:tab/><text:tab/></text:p>
      <text:p text:style-name="Standard"><text:tab/><text:tab/><text:tab/>edx=ebp-0x38;</text:p>
      <text:p text:style-name="Standard"><text:tab/><text:tab/><text:tab/>eax=edx+esi*1</text:p>
      <text:p text:style-name="Standard"><text:tab/><text:tab/><text:tab/>if(eax==esi+ebx*4)</text:p>
      <text:p text:style-name="Standard"><text:tab/><text:tab/><text:tab/><text:tab/>explode;</text:p>
      <text:p text:style-name="Standard"><text:tab/><text:tab/><text:tab/>ebx++;</text:p>
      <text:p text:style-name="Standard"><text:tab/><text:tab/>}while(ebx&lt;=5);</text:p>
      <text:p text:style-name="Standard"><text:tab/>}</text:p>
      <text:p text:style-name="Standard"><text:tab/>else //ebx&gt;5</text:p>
      <text:p text:style-name="Standard"><text:tab/>{</text:p>
      <text:p text:style-name="Standard"><text:tab/><text:tab/>edi++;</text:p>
      <text:p text:style-name="Standard"><text:tab/><text:tab/>if(edi&lt;=5)</text:p>
      <text:p text:style-name="Standard"><text:tab/><text:tab/><text:tab/>continue;</text:p>
      <text:p text:style-name="Standard"><text:tab/><text:tab/>else</text:p>
      <text:p text:style-name="Standard"><text:tab/><text:tab/>{</text:p>
      <text:p text:style-name="Standard"><text:tab/><text:tab/><text:tab/>edi=0;</text:p>
      <text:p text:style-name="Standard"><text:tab/><text:tab/><text:tab/>ecx=ebp-0x18;</text:p>
      <text:p text:style-name="Standard"><text:tab/><text:tab/><text:tab/>eax=ebp-0x30</text:p>
      <text:p text:style-name="Standard"><text:tab/><text:tab/><text:tab/>ebp-0x3c=eax;</text:p>
      <text:p text:style-name="Standard"><text:tab/><text:tab/><text:tab/>do</text:p>
      <text:p text:style-name="Standard"><text:tab/><text:tab/><text:tab/>{<text:tab/><text:tab/><text:tab/></text:p>
      <text:p text:style-name="Standard"><text:tab/><text:tab/><text:tab/><text:tab/>esi=ebp-0x34;</text:p>
      <text:p text:style-name="Standard"><text:tab/><text:tab/><text:tab/><text:tab/>ebx=1;</text:p>
      <text:p text:style-name="Standard"><text:tab/><text:tab/><text:tab/><text:tab/>eax=edi*4;</text:p>
      <text:p text:style-name="Standard"><text:tab/><text:tab/><text:tab/><text:tab/>edx=eax;</text:p>
      <text:p text:style-name="Standard"><text:tab/><text:tab/><text:tab/><text:tab/>if(ebx&lt;eax+ecx*1)</text:p>
      <text:p text:style-name="Standard"><text:tab/><text:tab/><text:tab/><text:tab/>{</text:p>
      <text:p text:style-name="Standard"><text:tab/><text:tab/><text:tab/><text:tab/><text:tab/>eax=edx+ecx*1;</text:p>
      <text:p text:style-name="Standard"><text:tab/><text:tab/><text:tab/><text:tab/><text:tab/>esi=esi+eiz*1;</text:p>
      <text:soft-page-break/>
      <text:p text:style-name="Standard"><text:tab/><text:tab/><text:tab/><text:tab/><text:tab/>do</text:p>
      <text:p text:style-name="Standard"><text:tab/><text:tab/><text:tab/><text:tab/><text:tab/>{<text:tab/><text:tab/><text:tab/><text:tab/></text:p>
      <text:p text:style-name="Standard"><text:tab/><text:tab/><text:tab/><text:tab/><text:tab/><text:tab/>esi=esi+8;</text:p>
      <text:p text:style-name="Standard"><text:tab/><text:tab/><text:tab/><text:tab/><text:tab/><text:tab/>ebx++;</text:p>
      <text:p text:style-name="Standard"><text:tab/><text:tab/><text:tab/><text:tab/><text:tab/>}while(ebx&lt;eax);</text:p>
      <text:p text:style-name="Standard"><text:tab/><text:tab/><text:tab/><text:tab/>}</text:p>
      <text:p text:style-name="Standard"><text:tab/><text:tab/><text:tab/><text:tab/>edx=ebp-0x3c;</text:p>
      <text:p text:style-name="Standard"><text:tab/><text:tab/><text:tab/><text:tab/>edx+edi*4=esi;</text:p>
      <text:p text:style-name="Standard"><text:tab/><text:tab/><text:tab/><text:tab/>edi++;</text:p>
      <text:p text:style-name="Standard"><text:tab/><text:tab/><text:tab/>}while(edi&lt;=5);</text:p>
      <text:p text:style-name="Standard"><text:tab/><text:tab/><text:tab/>esi=ebp-0x30;</text:p>
      <text:p text:style-name="Standard"><text:tab/><text:tab/><text:tab/>ebp-0x34=esi;</text:p>
      <text:p text:style-name="Standard"><text:tab/><text:tab/><text:tab/>edi=1;</text:p>
      <text:p text:style-name="Standard"><text:tab/><text:tab/><text:tab/>edx=ebp-0x30;</text:p>
      <text:p text:style-name="Standard"><text:tab/><text:tab/><text:tab/>do</text:p>
      <text:p text:style-name="Standard"><text:tab/><text:tab/><text:tab/>{<text:tab/><text:tab/><text:tab/></text:p>
      <text:p text:style-name="Standard"><text:tab/><text:tab/><text:tab/><text:tab/>eax=edx+edi*4;</text:p>
      <text:p text:style-name="Standard"><text:tab/><text:tab/><text:tab/><text:tab/>esi+8=eax;</text:p>
      <text:p text:style-name="Standard"><text:tab/><text:tab/><text:tab/><text:tab/>esi=eax;</text:p>
      <text:p text:style-name="Standard"><text:tab/><text:tab/><text:tab/><text:tab/>esi++;</text:p>
      <text:p text:style-name="Standard"><text:tab/><text:tab/><text:tab/>}while(esi&lt;=5);</text:p>
      <text:p text:style-name="Standard"><text:tab/><text:tab/><text:tab/>esi-0x8=0;</text:p>
      <text:p text:style-name="Standard"><text:tab/><text:tab/><text:tab/>esi=ebp-0x34;</text:p>
      <text:p text:style-name="Standard"><text:tab/><text:tab/><text:tab/>edi=0;</text:p>
      <text:p text:style-name="Standard"><text:tab/><text:tab/><text:tab/>esi=esi+eiz*1;</text:p>
      <text:p text:style-name="Standard"><text:tab/><text:tab/><text:tab/>do</text:p>
      <text:p text:style-name="Standard"><text:tab/><text:tab/><text:tab/>{<text:tab/><text:tab/><text:tab/></text:p>
      <text:p text:style-name="Standard"><text:tab/><text:tab/><text:tab/><text:tab/>edx=esi+8;</text:p>
      <text:p text:style-name="Standard"><text:tab/><text:tab/><text:tab/><text:tab/>eax=esi;</text:p>
      <text:p text:style-name="Standard"><text:tab/><text:tab/><text:tab/><text:tab/>if(eax&lt;edx)</text:p>
      <text:p text:style-name="Standard"><text:tab/><text:tab/><text:tab/><text:tab/><text:tab/>explode;</text:p>
      <text:p text:style-name="Standard"><text:tab/><text:tab/><text:tab/><text:tab/>esi=esi+8;</text:p>
      <text:p text:style-name="Standard"><text:tab/><text:tab/><text:tab/><text:tab/>edi++;</text:p>
      <text:p text:style-name="Standard"><text:tab/><text:tab/><text:tab/>}while(edi&lt;=4);</text:p>
      <text:p text:style-name="Standard">}</text:p>
      <text:p text:style-name="Standard"/>
      <text:p text:style-name="Standard">return 0;</text:p>
      <text:p text:style-name="Standard"/>
      <text:p text:style-name="Standard">/////////////////////////////////////////////////////////////////////////////////////////////////////////////////////////////////////////////////////</text:p>
      <text:p text:style-name="Standard"/>
      <text:p text:style-name="Standard">ebp-0x34=0x804b26c</text:p>
      <text:p text:style-name="Standard">// <text:s/>0x804b26c &lt;node1&gt;:<text:tab/>0x000000fd<text:tab/>0x00000001<text:tab/>0x0804b260</text:p>
      <text:p text:style-name="Standard"/>
      <text:p text:style-name="Standard">Read in 6 numbers;</text:p>
      <text:p text:style-name="Standard">if not</text:p>
      <text:p text:style-name="Standard"><text:tab/>explode;</text:p>
      <text:p text:style-name="Standard"/>
      <text:p text:style-name="Standard">edi=0; //index begin with 0</text:p>
      <text:p text:style-name="Standard">do</text:p>
      <text:soft-page-break/>
      <text:p text:style-name="Standard">{</text:p>
      <text:p text:style-name="Standard"><text:tab/>eax=ebp-0x18;// eax return to the head of the array</text:p>
      <text:p text:style-name="Standard"><text:tab/>eax=eax+edi*4; //eax now is a[edi], int, so eax= a[0], a[1], a[2], a[3], a[4], a[5], total 6 elements</text:p>
      <text:p text:style-name="Standard"><text:tab/>eax--;</text:p>
      <text:p text:style-name="Standard"><text:tab/>if(eax&gt;5)</text:p>
      <text:p text:style-name="Standard"><text:tab/><text:tab/>explode; <text:s/>//every element in a[] must &lt;= 6</text:p>
      <text:p text:style-name="Standard"><text:tab/>ebx=edi+1;</text:p>
      <text:p text:style-name="Standard"/>
      <text:p text:style-name="Standard"><text:tab/>if(ebx&lt;=5) //process a[0] to a[4]</text:p>
      <text:p text:style-name="Standard"><text:tab/>{</text:p>
      <text:p text:style-name="Standard"><text:tab/><text:tab/>eax=edi*4+0; //eax = index*4+0</text:p>
      <text:p text:style-name="Standard"><text:tab/><text:tab/>ebp-0x38=eax; //eax=0, 4, 8, 12, 16</text:p>
      <text:p text:style-name="Standard"><text:tab/><text:tab/>esi=ebp-0x18; //esi<text:s/>save the address of the head of array</text:p>
      <text:p text:style-name="Standard"><text:tab/><text:tab/>do</text:p>
      <text:p text:style-name="Standard"><text:tab/><text:tab/>{<text:tab/><text:tab/></text:p>
      <text:p text:style-name="Standard"><text:tab/><text:tab/><text:tab/>edx=ebp-0x38; <text:s/>//edx=0, 4</text:p>
      <text:p text:style-name="Standard"><text:tab/><text:tab/><text:tab/>eax=edx+esi*1; //eax=esi=ebp-0x18=a[0], eax=a[1]</text:p>
      <text:p text:style-name="Standard"><text:tab/><text:tab/><text:tab/>if(eax==esi+ebx*4) //a[0]!=a[i], <text:s/>1&lt;=i&lt;=5, a[1]!=a[i], 2&lt;=i&lt;=5</text:p>
      <text:p text:style-name="Standard"><text:tab/><text:tab/><text:tab/><text:tab/>explode;</text:p>
      <text:p text:style-name="Standard"><text:tab/><text:tab/><text:tab/>ebx++;</text:p>
      <text:p text:style-name="Standard"><text:tab/><text:tab/>}while(ebx&lt;=5);//so a[i]!=a[j], when i!=j</text:p>
      <text:p text:style-name="Standard"><text:tab/>}</text:p>
      <text:p text:style-name="Standard"><text:tab/>edi++;</text:p>
      <text:p text:style-name="Standard">}while(edi&lt;=5);</text:p>
      <text:p text:style-name="Standard"/>
      <text:p text:style-name="Standard">so:</text:p>
      <text:p text:style-name="Standard">1. 6 numbers</text:p>
      <text:p text:style-name="Standard">2. a[i]!=a[j], when i!=j</text:p>
      <text:p text:style-name="Standard"/>
      <text:p text:style-name="Standard">edi=0;</text:p>
      <text:p text:style-name="Standard">$ecx=ebp-0x18; //ecx=a[0]</text:p>
      <text:p text:style-name="Standard">$eax=ebp-0x30; //eax</text:p>
      <text:p text:style-name="Standard">$(ebp-0x3c)=$eax; //$(ebp-0x3c)=ebp-0x30</text:p>
      <text:p text:style-name="Standard"/>
      <text:p text:style-name="Standard">do</text:p>
      <text:p text:style-name="Standard">{<text:tab/><text:tab/><text:tab/></text:p>
      <text:p text:style-name="Standard"><text:tab/>$esi=$(ebp-0x34);// 0xfd</text:p>
      <text:p text:style-name="Standard"><text:tab/>$ebx=1;</text:p>
      <text:p text:style-name="Standard"><text:tab/>$eax=edi*4; //eax=0, 4, 8, 12, 16, 20</text:p>
      <text:p text:style-name="Standard"><text:tab/>$edx=$eax; //edx=0, 4, 8, 12, 16, 20</text:p>
      <text:p text:style-name="Standard"><text:tab/>if($ebx&lt;$(eax+$ecx*1)) //a[0], a[1], a[2], a[3], a[4], a[5]&gt;1</text:p>
      <text:p text:style-name="Standard"><text:tab/>{</text:p>
      <text:p text:style-name="Standard"><text:tab/><text:tab/>eax=edx+ecx*1; //eax=a[0], a[1], a[2], a[3], a[4], a[5]</text:p>
      <text:p text:style-name="Standard"><text:tab/><text:tab/>esi=esi+eiz*1; //eiz=0, ignore</text:p>
      <text:p text:style-name="Standard"><text:tab/><text:tab/>do</text:p>
      <text:p text:style-name="Standard"><text:tab/><text:tab/>{<text:tab/><text:tab/><text:tab/><text:tab/></text:p>
      <text:p text:style-name="Standard"><text:tab/><text:tab/><text:tab/>esi=esi+8;</text:p>
      <text:p text:style-name="Standard"><text:tab/><text:tab/><text:tab/>ebx++;</text:p>
      <text:p text:style-name="Standard"><text:tab/><text:tab/>}while(ebx&lt;eax);//at last, ebx=eax, and esi+=(eax-ebx)*8, esi+=(a[i]-1)*8</text:p>
      <text:soft-page-break/>
      <text:p text:style-name="Standard"><text:tab/>}</text:p>
      <text:p text:style-name="Standard"><text:tab/>edx=ebp-0x3c;</text:p>
      <text:p text:style-name="Standard"><text:tab/>edx+edi*4=esi; //ebp-0x3c+edi*4=esi, edi=0,1,2,3,4,5</text:p>
      <text:p text:style-name="Standard"><text:tab/>edi++;</text:p>
      <text:p text:style-name="Standard">}while(edi&lt;=5);</text:p>
      <text:p text:style-name="Standard"/>
      <text:p text:style-name="Standard">so:</text:p>
      <text:p text:style-name="Standard">array begin with ebp-0x3c (ebp-0x30), store (a[i]-1)*8, if a[i]&gt;1, else store ebp-0x34, 0xfd</text:p>
      <text:p text:style-name="Standard"/>
      <text:p text:style-name="Standard">esi=ebp-0x30; //esi=ebp-0x30, if a[0]&gt;1, esi=(a[0]-1)*8, else esi=ebp-0x34=0xfd</text:p>
      <text:p text:style-name="Standard">ebp-0x34=esi; //ebp-0x34=ebp-0x30</text:p>
      <text:p text:style-name="Standard">edi=1;</text:p>
      <text:p text:style-name="Standard">edx=ebp-0x30; //edx=ebp-0x30</text:p>
      <text:p text:style-name="Standard"/>
      <text:p text:style-name="Standard">do</text:p>
      <text:p text:style-name="Standard">{<text:tab/><text:tab/><text:tab/></text:p>
      <text:p text:style-name="Standard"><text:tab/>eax=edx+edi*4; // eax=b[1], b[2], b[3], b[4], b[5]</text:p>
      <text:p text:style-name="Standard"><text:tab/>esi+8=eax; //b[2]=b[1], b[2], b[3], b[4],b[5]</text:p>
      <text:p text:style-name="Standard"><text:tab/>esi=eax; //b[0]=b[1], b[2], b[3], b[4],b[5]</text:p>
      <text:p text:style-name="Standard"><text:tab/>edi++;</text:p>
      <text:p text:style-name="Standard">}while(edi&lt;=5);</text:p>
      <text:p text:style-name="Standard"/>
      <text:p text:style-name="Standard">b[2]=b[5]</text:p>
      <text:p text:style-name="Standard">b[0]=b[5]</text:p>
      <text:p text:style-name="Standard"/>
      <text:p text:style-name="Standard">esi-0x8=0;</text:p>
      <text:p text:style-name="Standard">esi=ebp-0x34;</text:p>
      <text:p text:style-name="Standard">edi=0;</text:p>
      <text:p text:style-name="Standard">esi=esi+eiz*1;</text:p>
      <text:p text:style-name="Standard"/>
      <text:p text:style-name="Standard">do</text:p>
      <text:p text:style-name="Standard">{<text:tab/><text:tab/><text:tab/></text:p>
      <text:p text:style-name="Standard"><text:tab/>edx=esi+8;</text:p>
      <text:p text:style-name="Standard"><text:tab/>eax=esi;</text:p>
      <text:p text:style-name="Standard"><text:tab/>if(eax&lt;edx)</text:p>
      <text:p text:style-name="Standard"><text:tab/><text:tab/>explode;</text:p>
      <text:p text:style-name="Standard"><text:tab/>esi=esi+8;</text:p>
      <text:p text:style-name="Standard"><text:tab/>edi++;</text:p>
      <text:p text:style-name="Standard">}while(edi&lt;=4);</text:p>
      <text:p text:style-name="Standard"/>
      <text:p text:style-name="Standard">return 0;</text:p>
      <text:p text:style-name="Standard"/>
      <text:p text:style-name="Standard">/////////////////////////////////////////////////////////////////////////////////////////////////////////////////////////////////////////////////////</text:p>
      <text:p text:style-name="Standard"/>
      <text:p text:style-name="Standard">0x08048e04 in phase_6 ()</text:p>
      <text:p text:style-name="Standard">=&gt; 0x08048e04 &lt;phase_6+108&gt;:<text:tab/>8d 4d e8<text:tab/>lea <text:s text:c="3"/>-0x18(%ebp),%ecx</text:p>
      <text:p text:style-name="Standard">(gdb) info registers ebp</text:p>
      <text:p text:style-name="Standard">ebp <text:s text:c="11"/>0xbffff0d8<text:tab/>0xbffff0d8</text:p>
      <text:p text:style-name="Standard">(gdb) ni</text:p>
      <text:soft-page-break/>
      <text:p text:style-name="Standard">0x08048e07 in phase_6 ()</text:p>
      <text:p text:style-name="Standard">=&gt; 0x08048e07 &lt;phase_6+111&gt;:<text:tab/>8d 45 d0<text:tab/>lea <text:s text:c="3"/>-0x30(%ebp),%eax</text:p>
      <text:p text:style-name="Standard">(gdb) ni</text:p>
      <text:p text:style-name="Standard">0x08048e0a in phase_6 ()</text:p>
      <text:p text:style-name="Standard">=&gt; 0x08048e0a &lt;phase_6+114&gt;:<text:tab/>89 45 c4<text:tab/>mov <text:s text:c="3"/>%eax,-0x3c(%ebp)</text:p>
      <text:p text:style-name="Standard">(gdb) info registers eax ecx ebp</text:p>
      <text:p text:style-name="Standard">eax <text:s text:c="11"/>0xbffff0a8<text:tab/>-1073745752</text:p>
      <text:p text:style-name="Standard">ecx <text:s text:c="11"/>0xbffff0c0<text:tab/>-1073745728</text:p>
      <text:p text:style-name="Standard">ebp <text:s text:c="11"/>0xbffff0d8<text:tab/>0xbffff0d8</text:p>
      <text:p text:style-name="Standard">(gdb) ni</text:p>
      <text:p text:style-name="Standard">0x08048e0d in phase_6 ()</text:p>
      <text:p text:style-name="Standard">=&gt; 0x08048e0d &lt;phase_6+117&gt;:<text:tab/>8d 76 00<text:tab/>lea <text:s text:c="3"/>0x0(%esi),%esi</text:p>
      <text:p text:style-name="Standard">(gdb)<text:s/></text:p>
      <text:p text:style-name="Standard">0x08048e10 in phase_6 ()</text:p>
      <text:p text:style-name="Standard">=&gt; 0x08048e10 &lt;phase_6+120&gt;:<text:tab/>8b 75 cc<text:tab/>mov <text:s text:c="3"/>-0x34(%ebp),%esi</text:p>
      <text:p text:style-name="Standard">(gdb) info registers esi</text:p>
      <text:p text:style-name="Standard">esi <text:s text:c="11"/>0xbffff0c0<text:tab/>-1073745728</text:p>
      <text:p text:style-name="Standard">(gdb) x/x $ebp-0x3c</text:p>
      <text:p text:style-name="Standard">0xbffff09c:<text:tab/>0xbffff0a8</text:p>
      <text:p text:style-name="Standard">(gdb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Mangal" svg:font-family="Mangal" style:font-family-generic="roman" style:font-pitch="variable" svg:panose-1="0 0 4 0 0 0 0 0 0 0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等线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正文" style:display-name="正文" style:family="paragraph">
      <style:paragraph-properties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页眉" style:display-name="页眉" style:family="paragraph" style:parent-style-name="正文">
      <style:paragraph-properties fo:border-top="none" fo:border-left="none" fo:border-bottom="0.0104in solid #000000" fo:border-right="none" fo:padding-top="0in" fo:padding-left="0in" fo:padding-bottom="0.0138in" fo:padding-right="0in" style:shadow="none" style:snap-to-layout-grid="false" fo:text-align="center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9pt" style:font-size-asian="9pt" style:font-size-complex="8pt" fo:hyphenate="false"/>
    </style:style>
    <style:style style:name="页眉字符" style:display-name="页眉 字符" style:family="text" style:parent-style-name="默认段落字体">
      <style:text-properties style:font-name-complex="Mangal" fo:font-size="9pt" style:font-size-asian="9pt" style:font-size-complex="8pt"/>
    </style:style>
    <style:style style:name="页脚" style:display-name="页脚" style:family="paragraph" style:parent-style-name="正文">
      <style:paragraph-properties style:snap-to-layout-grid="false"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9pt" style:font-size-asian="9pt" style:font-size-complex="8pt" fo:hyphenate="false"/>
    </style:style>
    <style:style style:name="页脚字符" style:display-name="页脚 字符" style:family="text" style:parent-style-name="默认段落字体">
      <style:text-properties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ndows 用户</dc:creator>
    <meta:creation-date>2017-10-22T13:47:00Z</meta:creation-date>
    <dc:date>2017-10-24T16:31:00Z</dc:date>
    <meta:template xlink:href="Normal" xlink:type="simple"/>
    <meta:editing-cycles>10</meta:editing-cycles>
    <meta:editing-duration>PT38820S</meta:editing-duration>
    <meta:document-statistic meta:page-count="5" meta:paragraph-count="8" meta:word-count="620" meta:character-count="4149" meta:row-count="29" meta:non-whitespace-character-count="3537"/>
  </office:meta>
</office:document-meta>
</file>